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pdf" manifest:full-path="Pictures/0.pdf"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weight="bold" style:font-weight-asian="bold" style:font-weight-complex="bold"/>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weight="bold" style:font-weight-asian="bold" style:font-weight-complex="bold"/>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weight="bold" style:font-weight-asian="bold" style:font-weight-complex="bold"/>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office:automatic-styles>
  <office:body>
    <office:text>
      <text:h text:style-name="Title">Data-based, synthesis-driven: an agenda for computational ecology</text:h>
      <text:p text:style-name="Author">Timothée Poisot</text:p>
      <text:p text:style-name="Affiliation">1,2</text:p>
      <text:p text:style-name="Email">timothee.poisot@umontreal.ca</text:p>
      <text:p/>
      <text:p/>
      <text:p text:style-name="Affiliation">1 - Université de Montréal, Département de Sciences Biologiques</text:p>
      <text:p text:style-name="Affiliation">2 - Québec Centre for Biodiversity Sciences</text:p>
      <text:p text:style-name="Date">2017-03-02T00:00:00.000Z</text:p>
      <text:p text:style-name="Abstract"><text:span text:style-name="Bold">Abstract:</text:span> <text:p text:style-name="Text_20_body">Writing manuscripts doesn't have to be awful. This template <text:span text:style-name="T1">tries</text:span> to provide good defaults for both the draft and preprint modes. Most of the information is contained in the YAML file. The preprint mode is particularly good looking.</text:p></text:p>
      <text:p text:style-name="Abstract"><text:span text:style-name="Italic">Keywords:</text:span> ecological networks,beta-diversity,biogeography</text:p>
      <text:p text:style-name="Faux page break"> </text:p>
      <text:p text:style-name="Text_20_body">Computational science happens when algorithms, software, data management practices, and advanced research computing are put in interaction with the explicit goal of solving "complex" problems. Typically, problems are considered <text:span text:style-name="T2">complex</text:span> when they cannot be solved appropriately with modelling or data-collection only. Computational science is one of the ways to practice computational thinking (Papert 1996), <text:span text:style-name="T3">i.e.</text:span> the feedback loop of abstracting a problem to its core mechanisms, expressing a solution in a way that can be automated, and using interactions between simulations and data to refine the original problem or suggest new knowledge. Computational approaches are common place in most area of biology, to the point where one would almost be confident that they represent a viable career path (Bourne 2011). Data usually collected in ecological studies have a high variability, are time-consuming, costly, and demanding to collect. In parallel, many problems lack appropriate formal mathematical formulations. For these reasons, computational approaches hold great possibilities, notably to further ecological synthesis and help decision-making (Petrovskii &amp; Petrovskaya 2012).</text:p>
      <text:p text:style-name="Text_20_body">Levin (2012) suggested that ecology (and evolutionary biology) should continue their move towards a <text:span text:style-name="T4">marriage</text:span><text:span text:style-name="T5"> </text:span><text:span text:style-name="T6">of</text:span><text:span text:style-name="T7"> </text:span><text:span text:style-name="T8">theory</text:span><text:span text:style-name="T9"> </text:span><text:span text:style-name="T10">and</text:span><text:span text:style-name="T11"> </text:span><text:span text:style-name="T12">data</text:span>. In addition to the aforementioned problem of the lack of adequately expressed models, this effort is hampered by the fact that data and models are often developed in independent ways, and reconciling both can be difficult. This has been suggested as one of the reasons for which theoretical papers (defined as <text:span text:style-name="T13">papers</text:span><text:span text:style-name="T14"> </text:span><text:span text:style-name="T15">with</text:span><text:span text:style-name="T16"> </text:span><text:span text:style-name="T17">at</text:span><text:span text:style-name="T18"> </text:span><text:span text:style-name="T19">least</text:span><text:span text:style-name="T20"> </text:span><text:span text:style-name="T21">one</text:span><text:span text:style-name="T22"> </text:span><text:span text:style-name="T23">equation</text:span><text:span text:style-name="T24"> </text:span><text:span text:style-name="T25">in</text:span><text:span text:style-name="T26"> </text:span><text:span text:style-name="T27">the</text:span><text:span text:style-name="T28"> </text:span><text:span text:style-name="T29">main</text:span><text:span text:style-name="T30"> </text:span><text:span text:style-name="T31">text</text:span>) experience a sharp decrease in citation (Fawcett &amp; Higginson 2012); this is the tragic sign that empirical scientists do not see the value of theoretical work, which of course can be blamed on both parties. One of the leading textbooks for the mathematical models in ecology and evolution (Otto &amp; Day 2007) is more focused with algebra and calculus, and not with the integration of models with data. Other manuals that cover the integration of models and data tend to lean more towards statistical models (Bolker 2008; Soetaert &amp; Herman 2008). This paints a picture of ecology as a field in which dynamical models and empirical data do not interact much, and instead the literature develops in silos.</text:p>
      <text:p text:style-name="Text_20_body">Ecology as a whole (and community ecology in particular) circumvented the problem of model and data mismatch by investing in the development and refinement of statistical models (see Warton et al. 2014 for an excellent overview) and "numerical" approaches (Legendre &amp; Legendre 1998) based on multivariate statistics. These models, however, are able to <text:span text:style-name="T32">explain</text:span> data, but very rarely do they give new predictions. This is, essentially, the niche that computational ecology can fill; at the cost of a higher degree of abstraction, its integration of data and generative models (<text:span text:style-name="T33">i.e.</text:span> models that, given rules, will generate new data) can be helpful to initiate the investigation of questions that have not received extensive empirical treatment, or for which usual statistical approaches fall short.</text:p>
      <text:p text:style-name="Text_20_body">In this paper, I attempt to situate the practice of computational ecology within the broader landscape of ecological research. In particular, I highlight the ways in which computational ecology differs from, and complements, ecological modelling. I finally move on to the currency of collaborations between different groups of ecologists, and discuss the need to add more quantitative skills in ecological training.</text:p>
      <text:h text:style-name="Heading_20_1" text:outline-level="1">Computational ecology in its broader landscape</text:h>
      <text:h text:style-name="Heading_20_2" text:outline-level="2">The four quadrats of ecological research</text:h>
      <text:p text:style-name="First_20_paragraph">In , I propose a rough outline of four quadrats for ecological research. The first axis is based on the ability to <text:span text:style-name="T34">document</text:span> natural processes and their underlying mechanisms (through direct or indirect observation of natural systems) rather than <text:span text:style-name="T35">suggest</text:span> (through focus on a reduced number of mechanisms and their interactions). The second axis is based on the degree of integration between data and models, ranging from disconnected (for purely data-based or model-based) to highly integrated. A classification this coarse is bound to be caricatural, but it serves as an illustration of where computational ecology exists in the overall research methodology. Because it relies on the integration of data (if possible <text:span text:style-name="T36">raw</text:span> data from observational and manipulative experiments) and models (either statistical or phenomenological), it can <text:span text:style-name="T37">suggest</text:span> general trends through an abstraction of the idiosyncracies of a particular system.</text:p>
      <text:p text:style-name="FigureWithCaption"><draw:frame draw:name="img1" svg:width="80.0%" style:rel-height="scale"><draw:image xlink:href="Pictures/0.pdf" xlink:type="simple" xlink:show="embed" xlink:actuate="onLoad"/></draw:frame></text:p>
      <text:p text:style-name="FigureCaption">TODO</text:p>
      <text:p text:style-name="Text_20_body">The specific example of predator-prey interactions should be a familiar illustration of how the same problem can be addressed in different ways. The classical prey--predator equations of Lotka &amp; Volterra are an instance of a "modelling" based perspective, wherein mathematical analysis reveals how selected parameters (rates of interactions and growth) affect an ecologically relevant quantity (population stability and coexistence). These models, although they have been formulated to explain data generated through empirical observations, are disconnected from the data themselves. In fact, this family of model lies at the basis of a branch of ecological modelling that now exists entirely outside of data (Ackland &amp; Gallagher 2004; Gyllenberg et al. 2006; Coville &amp; Frederic 2013).</text:p>
      <text:p text:style-name="Text_20_body">By contrast Sallan et al. (2011) study the same problematic (sustained persistence and fluctuations of predator--prey couples through time) using a paleo-ecological timeseries, and interpret their data in the context of predictions from the Lotka-Volterra family of models (namely, they find support for Lotka-Volterra-like oscillations in time). Although dynamical models and empirical data interact in this example, they do not do so directly ; that is, the analysis of empirical data is done within the context of a broad family of model, but not coupled to <text:span text:style-name="T38">e.g.</text:span> additional simulations.</text:p>
      <text:p text:style-name="Text_20_body">Meta-analyses, such as the one by Bolnick &amp; Preisser (2005), are instead interested in collecting the outcome of observational and manipulative studies, and synthetizing the <text:span text:style-name="T39">effects</text:span> they report. These are often purely <text:span text:style-name="T40">statistical</text:span>, in that they aggregate significance, effect size, to measure how robust a result is across different systems. Meta-analyses most often require a <text:span text:style-name="T41">critical</text:span><text:span text:style-name="T42"> </text:span><text:span text:style-name="T43">mass</text:span> of pre-existing papers (Lortie et al. 2013). Although they are irreplaceable as a tool to measure the strength of results, they are limited by their need for primary literature with experimental designs that are similar enough.</text:p>
      <text:p text:style-name="Text_20_body">Where in this landscape does computational approaches fit?</text:p>
      <text:h text:style-name="Heading_20_2" text:outline-level="2">Computational ecology in context</text:h>
      <text:p text:style-name="First_20_paragraph">In <text:span text:style-name="T44">Life</text:span><text:span text:style-name="T45"> </text:span><text:span text:style-name="T46">on</text:span><text:span text:style-name="T47"> </text:span><text:span text:style-name="T48">the</text:span><text:span text:style-name="T49"> </text:span><text:span text:style-name="T50">Mississippi</text:span>, Mark Twain wrote that "There is something fascinating about science. One gets such wholesale returns of conjecture out of such a trifling investment of fact.". Because there was no such thing as computational science in 1883, this is surely not what he had in mind -- but amusingly, herein lies computational ecology mission statement: in a data-limited context, merging phenomenological models with pre-existing datasets is a way to efficiently develop conjectures, or more appropriately, build on our knowledge of models and data to put forward testable, quantified hypotheses. Pascual (2005) outlines that computational ecology has a unique ability to go from the complex (natural systems) to the simple (representations and conceptual models), and back (testable predictions). Although the natural world is immensely complex, it is paradoxically the high degree of abstraction of models that computational approaches favor that give them generality.</text:p>
      <text:p text:style-name="Text_20_body">This I illustrate in (from which I excluded meta-analyses). The three types of approaches are ranked in (again, approximate and arbitrary) order of cost and effort. Ecological models make, by definition, high accuracy predictions, but they tend to be difficult to test (Rykiel 1996). At the other hand of the spectrum, observations (field sampling) or manipulative approaches (micro/meso/macro-cosms, field experiments) are highly accurate (but have also immense human and monetary costs that limit the scale at which they can be applied). There is simply too much Nature around for us to observe, monitor, and manipulate it all.</text:p>
      <text:p text:style-name="Text_20_body">Computational ecology ought to fall in the middle of this spectrum -- although the reliance on advanced research computing incurs greater costs (either paid for by the researcher of by a computing center or consortium; these costs include operations of computing power, but also training of qualified students), it can generates predictions that are highly testable. Specifically, although the accuracy of these predictions is currently unknown (and will vary on a model/study/question basis), any additional empirical effort to <text:span text:style-name="T51">validate</text:span> predictions will improve the predictions quality (Poisot et al. 2015).</text:p>
      <text:p text:style-name="Text_20_body">!{costbenefit}</text:p>
      <text:h text:style-name="Heading_20_2" text:outline-level="2">A success story: Species Distribution Models</text:h>
      <text:p text:style-name="First_20_paragraph">The practice known as "species distributions modelling" (and the species distribution models, henceforth SDMs, it generates) is a good example of computational practices generating new ecological insights. At their core, SDMs seek to model the presence (and sometimes absence) of a species based on previous observations of its presence (absence) and knowledge of the environment in which the observation was made. More formally, SDMs are of the form <draw:frame text:anchor-type="as-char" style:vertical-pos="middle" style:vertical-rel="text"><draw:object xlink:href="Formula-1/" xlink:type="simple" xlink:show="embed" xlink:actuate="onLoad"/></draw:frame>, where <draw:frame text:anchor-type="as-char" style:vertical-pos="middle" style:vertical-rel="text"><draw:object xlink:href="Formula-2/" xlink:type="simple" xlink:show="embed" xlink:actuate="onLoad"/></draw:frame> denotes the presence of a species, and <draw:frame text:anchor-type="as-char" style:vertical-pos="middle" style:vertical-rel="text"><draw:object xlink:href="Formula-3/" xlink:type="simple" xlink:show="embed" xlink:actuate="onLoad"/></draw:frame> is a set of variables representing the local environment at the point where the prediction is made.</text:p>
      <text:p text:style-name="Text_20_body">As Franklin (2010a) highlights, SDMs emerged at a time where access to computers <text:span text:style-name="T52">and</text:span> the ability to effectively program them became easier. Although ecological insights, statistical methods, and data were pre-existing, the ability to turn these ingredients into a predictive whole required what is now called "computational literacy" -- the ability to automate a system in order to generate predictions through computer simulations and analysis. One of the strengths of SDMs is that they can be used either for predictions or explanations (Elith &amp; Leathwick 2009). To calculate <draw:frame text:anchor-type="as-char" style:vertical-pos="middle" style:vertical-rel="text"><draw:object xlink:href="Formula-4/" xlink:type="simple" xlink:show="embed" xlink:actuate="onLoad"/></draw:frame> is to make a prediction (what are the chances of observing species <draw:frame text:anchor-type="as-char" style:vertical-pos="middle" style:vertical-rel="text"><draw:object xlink:href="Formula-5/" xlink:type="simple" xlink:show="embed" xlink:actuate="onLoad"/></draw:frame> at a given location), that can be refined, validated, or rejected based on sampling; to understand what goes into <draw:frame text:anchor-type="as-char" style:vertical-pos="middle" style:vertical-rel="text"><draw:object xlink:href="Formula-6/" xlink:type="simple" xlink:show="embed" xlink:actuate="onLoad"/></draw:frame>, <text:span text:style-name="T53">i.e.</text:span> what aspects of the environments are involved in determining the presence of a species is an explanation of its distribution.</text:p>
      <text:p text:style-name="Text_20_body">Austin (2002) makes the point that SDMs exist at the interface between ecological theory and statistical models -- this is a key feature of computational thinking, <text:span text:style-name="T54">i.e.</text:span> being able to integrate ideas and knowledge (abstract concepts) with statistical and numerical tools. In fact, one of the most recent and most stimulating developments in the field of SDMs is to refine their predictions not through the addition of more data, but through the addition of more processes (Franklin 2010b). These SDMs rely on the usual statistical models, but also on dynamical models (<text:span text:style-name="T55">i.e.</text:span> simulations; see <text:span text:style-name="T56">e.g.</text:span> Wisz et al. (2012) or Pellissier et al. (2013) for biotic interactions, and Miller &amp; Holloway (2015) for movement and dispersal). What they lack in mathematical expressiveness (which is most often ruled out by the use of stochastic simulations), they assume to gain in predictive ability through the explicit consideration of more realistic ecological mechanisms.</text:p>
      <text:h text:style-name="Heading_20_1" text:outline-level="1">En route towards synthesis</text:h>
      <text:p text:style-name="First_20_paragraph">The field of ecology as a whole needs to improve the ways in which it can improve synthesis in order to become policy-relevant. Most of the global challenges have an ecological or environmental component, and outside of the socio-<draw:frame text:anchor-type="as-char" style:vertical-pos="middle" style:vertical-rel="text"><draw:object xlink:href="Formula-7/" xlink:type="simple" xlink:show="embed" xlink:actuate="onLoad"/></draw:frame> (ecological, economical, cultural, ...) aspects, ecologists can contribute to the mitigation or resolution of these challenges by i) assessing our knowledge of natural systems, ii) developing methods to produce scenarios using state-of-the-art models and tools, and iii) communicate the output of these scenarios to impact policy-making. White et al. (2015) propose that this falls under the umbrella of <text:span text:style-name="T57">action</text:span><text:span text:style-name="T58"> </text:span><text:span text:style-name="T59">ecology</text:span>, <text:span text:style-name="T60">i.e.</text:span> using fundamental knowledge and ecological theory to address pressing, real-world questions.</text:p>
      <text:p text:style-name="Text_20_body">Raghavan et al. (2016) suggest that this approach can also accommodate stakeholder knowledge and engagement. By building models that rely on ecological concepts, empirical data, and stakeholder feedback, they are able to implement a <text:span text:style-name="T61">computational</text:span><text:span text:style-name="T62"> </text:span><text:span text:style-name="T63">agroecology</text:span> program, to use computational tools in the optimization of sustainable agricultural practices. This example suggests that not only can computational approaches yield fundamental research results in a short time frame, they can also be leveraged as a tool for applied research and knowledge transfer now. In the next sections, I will outline the key challenges that exist for the integration of computational ecology to other approaches to ecological research.</text:p>
      <text:p text:style-name="Text_20_body">It seems, at this point, important to minimize neither the importance nor the efficiency of sampling and collection of additional data. Sampling is important because ecological questions, no matter how fundamental, ought to be grounded in phenomena happening in nature, and these are revealed by observation or manipulation of natural systems. Sampling is efficient because it is the final arbiter: how good any prediction is at explaining aspects of a particular empirical system is determined by observations of this system, compared to the predictions. Yet any endeavor to collect additional data has its scope limited by financial, human, and temporal constraints --- or in other words, we need to chose what to sample, because we can't afford to sample it all. Computational approaches, because they can work through large amounts of data, and integrate them with models that can generate predictions, might allow answering an all important question: what do we sample, and where? Some rely on their ecological intuition to answer; being a computational ecologist, and therefore being deprived of such intuitions, I would suggest that data, coupled with model, can be used to provide this answer.</text:p>
      <text:h text:style-name="Heading_20_2" text:outline-level="2">Mapping the domains of collaboration</text:h>
      <text:p text:style-name="First_20_paragraph">Understanding how computational ecology will fit within the broader research landscape requires to answer three questions: what can computational ecology bring, what are the needs of computational ecologists, and what are the current limitations of computational approaches that could limit their immediate applicability. Relying heavily on external information implies that computational research is dependant on standard for data representation. The Ecological Metadata Language (Fegraus et al. 2005) is an attempt at standardizing the way meta-data are represented for ecological data; adherence to this standard, although it has been shown to improve the ease of assembling large datasets from single studies (Gil et al. 2011), is done on a voluntary basis (and is therefore abysmal). An alternative approach is to rely on community efforts to pre-curate and pre-catalog ecological data, such as with the flagship effort <text:span text:style-name="T64">EcoDataRetriever</text:span> (Morris &amp; White 2013). Yet even this approach is ultimately limited, because of the human factor involved --- when the upstream data change, they have to be re-worked into the software. A community consensus on data representation, although unlikely, would actually solve several problems at once. First, it would make the integration of multiple data sources trivial. Second, it will provide clear guidelines about the input and storage of data, thus maybe improving their currently limited longevity (Vines et al. 2014). Finally, it would facilitate the integration of data and models with minimum efforts and risk of mis-communication, since the format would be the same for all.</text:p>
      <text:p text:style-name="Text_20_body">With or without a common data format, the problem remains that we have very limited insights into error propagation of predictions made on synthetic datasets (Poisot et al. 2015). There are biases in the underlying data, biases in the models used to generate the predictions, and this can turn out in three possible ways. First, predictions from these datasets accumulate bias and cannot be used. Second, because the scale at which these predictions are expressed is large, errors are (quantitatively) small enough to be over-ridden by the magnitude of actual variation. Finally, in the best-case but low-realism scenario, errors end up cancelling each other out. The best possible way to understand how errors propagate is to validate predictions <text:span text:style-name="T65">de</text:span><text:span text:style-name="T66"> </text:span><text:span text:style-name="T67">novo</text:span>. Model-validation methods can be used, as they are with SDMS (Hijmans 2012), but <text:span text:style-name="T68">de</text:span><text:span text:style-name="T69"> </text:span><text:span text:style-name="T70">novo</text:span> sampling carries the additional weight of being an independent attempt at testing the prediction. Improved collaborations on this aspect will provide estimates of the robustness of the predictions, in addition to highlighting the steps of the process in which uncertainty is high --- these steps are natural candidates for additional methodological development.</text:p>
      <text:p text:style-name="Text_20_body">Finally, there is a need to assess how the predictions made by purely computational approaches will be fed back into other types of research. This is notably true when presenting these approaches to stakeholders. One possible way to make this knowledge transfer process easier is to be transparent about the way predictions where derived: which data were used (with citations and unique identifiers), which software was used (with versions numbers and code), and what the model / simulations do. In short, the onus is on practitioners of computational research to make sure we provide all the information needed to communicate how predictions came to be.</text:p>
      <text:h text:style-name="Heading_20_2" text:outline-level="2">Establishing the currencies of collaboration</text:h>
      <text:p text:style-name="First_20_paragraph">An important question to further the integration of of computational approaches to the workflow of ecological research is to establish <text:span text:style-name="T71">currencies</text:span> for collaborations. Both at the scale of individuals researchers, research groups, and larger research communities, it is important to understand what each can contribute to the research effort. I attempt to represent this in . As ecological research is expected to be increasingly predictive and policy-relevant, and as fundamental research tends to tackle increasingly refined and complex questions, it is expected that research problems will become more difficult to resolve; this is, I think, an incentive for a collaboration that builds on the skills that are specific to different approaches.</text:p>
      <text:p text:style-name="Text_20_body">There is no tip-toeing around the fact that computational ecologists will be <text:span text:style-name="T72">data</text:span><text:span text:style-name="T73"> </text:span><text:span text:style-name="T74">consumers</text:span>, and this data will have to come from ecologists with active field programs. Recognizing that computational ecology <text:span text:style-name="T75">needs</text:span> this data as a condition for its continued existence and relevance should motivate the establishment of a way to credit and recognize the role of <text:span text:style-name="T76">data</text:span><text:span text:style-name="T77"> </text:span><text:span text:style-name="T78">producers</text:span> (which is discussed in Poisot et al. 2015, in particular in the context of massive dataset aggregation). Data users should be extremely pro-active in the establishment of crediting mechanisms for data producers; as the availability of these data is crucial to computational approaches, and as we do not share the cost of collecting these data, it behooves us to make sure that our research practices do not accrue a cost for our colleagues with field or lab programs.</text:p>
      <text:p text:style-name="Text_20_body">This said, the fear of data parasites taking away data and publishing faster, thereby scooping the people involved in data collection, has no empirical support (Evans 2016); there is a necessary delay between the moment data are available, and the moment where they are re-used (especially considering that data are, at the earliest, published at the same time as the paper). This delay is introduced by the need to understand the data, see how they can be combined, develop a research hypothesis, etc.. The fact that data re-use is not instantaneous conveniently reveals another piece of information about computational ecology: it relies on different skills, and different tools. One of the most fruitful avenue for collaboration lies in recognizing the strengths of different domains: the skills required to assemble a dataset (taxonomic expertise, natural history knowledge, field know-how) and the skills required to develop robust computational studies (programming, applied mathematics) are different. If anything, this calls for increased collaboration, where these approaches are put to work in complementarity.</text:p>
      <text:p text:style-name="Text_20_body">!{flow}</text:p>
      <text:h text:style-name="Heading_20_2" text:outline-level="2">Training and advising computational ecologists</text:h>
      <text:p text:style-name="First_20_paragraph">Barraquand et al. (2014) highlighted the fact that, professional ecologists received <text:span text:style-name="T79">less</text:span> quantitative and computational thinking that they think should be necessary. Increasing the amount of such training does not necessarily imply that natural history or field practice will be sacrified on the altar of mathematics: rather, ecology would benefit from introducing more quantitative skills and reasoning across all courses, and introductory ones in particular (Hoffman et al. 2016). Instead of dividing the field further beteen empirically and theoretically minded scientists, this would showcase quantitative skills are being transversal to all questions that ecology can adress. What to teach, and how to integrate it to the existing curriculum, does of course requires discussion and consensus building by the community.</text:p>
      <text:p text:style-name="Text_20_body">A related problem is that most practicing ecologists are terrible role models when it comes to showcasing good practices of data management; and data management is a crucial step towards easier computational approaches. Even in the minority of cases where ecologists do share their data on public platforms, there are so few metadata that not being able to reproduce the original study is the rule (Roche et al. 2014, 2015). This is a worrying trend, because data management affects how easily research is done, regardless of whether the data are ultimately archived. Because the volume and variety of data we can collect tends to increase over time, and because we expect higher standard of analysis (therefore requiring more programmatic approaches), data management has already became a core skill for ecologists.</text:p>
      <text:h text:style-name="Heading_20_1" text:outline-level="1">Concluding remarks</text:h>
      <text:p text:style-name="First_20_paragraph">None of these approaches to ecological research have any intrinsic superiority -- in the end, direct observation and experimentation trumps all, and serve as the validation, rejection, or refinement of predictions derived in other ways. The growing computational power, growing amount of data, and increasing computational litteracy means that producing theory and predictions is becoming cheaper and faster (regardless of the quality of these products). Yet the time needed to test any prediction is not decreasing, or not as fast. Computational science has resulted in the development of many tools and approaches that can be useful to ecology, since they allow to wade through these predictions and data. Confronting theoretical predictions to data is a requirement, if not the core, of ecological synthesis; this is only possible under the conditions that ecologists engage in meaningful dialogue, and recognize the currencies of their collaborations.</text:p>
      <text:p text:style-name="Text_20_body"><text:span text:style-name="T80">Acknowledgements:</text:span> I thank Dr. Allison Barner and Dr. Andrew McDonald for stimulating discussions, students of the Computational Ecology Summer School 2016 for asking "What is computational ecology?", and the Station de Biologie des Laurentides de l'Université de Montréal for hosting me during part of the writing process. Part of this manuscript was inspired by presentations I gave during High Performance Computing Symposium 2015 in Montréal, for the organization of which I thank Compute Québec and Compute Canada, and during the 2016 meeting of the Ecological Society of America. I thank the volunteers of Software Carpentry and Data Carpentry, whose work contribute to improving the skills of ecologists.</text:p>
      <text:h text:style-name="Heading_20_1" text:outline-level="1">References</text:h>
      <text:p text:style-name="First_20_paragraph"><text:span text:style-name="T81">Ackland</text:span><text:span text:style-name="T82"> </text:span><text:span text:style-name="T83">&amp;</text:span><text:span text:style-name="T84"> </text:span><text:span text:style-name="T85">Gallagher</text:span>. (2004). Stabilization of Large Generalized Lotka-Volterra Foodwebs By Evolutionary Feedback. <text:span text:style-name="T86">Phys</text:span><text:span text:style-name="T87"> </text:span><text:span text:style-name="T88">Rev</text:span><text:span text:style-name="T89"> </text:span><text:span text:style-name="T90">Lett</text:span><text:span text:style-name="T91">.</text:span> 93. </text:p>
      <text:p text:style-name="Text_20_body"><text:span text:style-name="T92">Austin</text:span>. (2002). Spatial prediction of species distribution: an interface between ecological theory and statistical modelling. <text:span text:style-name="T93">Ecological</text:span><text:span text:style-name="T94"> </text:span><text:span text:style-name="T95">Modelling</text:span><text:span text:style-name="T96">.</text:span> 157:101–18. </text:p>
      <text:p text:style-name="Text_20_body"><text:span text:style-name="T97">Barraquand</text:span><text:span text:style-name="T98"> </text:span><text:span text:style-name="T99">et</text:span><text:span text:style-name="T100"> </text:span><text:span text:style-name="T101">al.</text:span> (2014). Lack of quantitative training among early-career ecologists: a survey of the problem and potential solutions. <text:span text:style-name="T102">PeerJ</text:span><text:span text:style-name="T103">.</text:span> 2:e285. </text:p>
      <text:p text:style-name="Text_20_body"><text:span text:style-name="T104">Bolker</text:span>. (2008). Ecological models and data in R. Princeton University Press; </text:p>
      <text:p text:style-name="Text_20_body"><text:span text:style-name="T105">Bolnick</text:span><text:span text:style-name="T106"> </text:span><text:span text:style-name="T107">&amp;</text:span><text:span text:style-name="T108"> </text:span><text:span text:style-name="T109">Preisser</text:span>. (2005). RESOURCE COMPETITION MODIFIES THE STRENGTH OF TRAIT-MEDIATED PREDATOR–PREY INTERACTIONS: A META-ANALYSIS. <text:span text:style-name="T110">Ecology</text:span><text:span text:style-name="T111">.</text:span> 86:2771–9. </text:p>
      <text:p text:style-name="Text_20_body"><text:span text:style-name="T112">Bourne</text:span>. (2011). Ten Simple Rules for Getting Ahead as a Computational Biologist in Academia. <text:span text:style-name="T113">PLoS</text:span><text:span text:style-name="T114"> </text:span><text:span text:style-name="T115">Comput</text:span><text:span text:style-name="T116"> </text:span><text:span text:style-name="T117">Biol</text:span><text:span text:style-name="T118">.</text:span> 7:e1002001. </text:p>
      <text:p text:style-name="Text_20_body"><text:span text:style-name="T119">Coville</text:span><text:span text:style-name="T120"> </text:span><text:span text:style-name="T121">&amp;</text:span><text:span text:style-name="T122"> </text:span><text:span text:style-name="T123">Frederic</text:span>. (2013). Convergence To The Equilibrium In A Lotka-Volterra Ode Competition System With Mutations. <text:span text:style-name="T124">arXiv</text:span><text:span text:style-name="T125">:13016237</text:span><text:span text:style-name="T126">.</text:span> </text:p>
      <text:p text:style-name="Text_20_body"><text:span text:style-name="T127">Elith</text:span><text:span text:style-name="T128"> </text:span><text:span text:style-name="T129">&amp;</text:span><text:span text:style-name="T130"> </text:span><text:span text:style-name="T131">Leathwick</text:span>. (2009). Species Distribution Models: Ecological Explanation and Prediction Across Space and Time. <text:span text:style-name="T132">Annu</text:span><text:span text:style-name="T133"> </text:span><text:span text:style-name="T134">Rev</text:span><text:span text:style-name="T135"> </text:span><text:span text:style-name="T136">Ecol</text:span><text:span text:style-name="T137"> </text:span><text:span text:style-name="T138">Evol</text:span><text:span text:style-name="T139"> </text:span><text:span text:style-name="T140">Syst</text:span><text:span text:style-name="T141">.</text:span> 40:677–97. </text:p>
      <text:p text:style-name="Text_20_body"><text:span text:style-name="T142">Evans</text:span>. (2016). Gauging the Purported Costs of Public Data Archiving for Long-Term Population Studies. <text:span text:style-name="T143">PLOS</text:span><text:span text:style-name="T144"> </text:span><text:span text:style-name="T145">Biology</text:span><text:span text:style-name="T146">.</text:span> Public Library of Science (PLoS); 14:e1002432. </text:p>
      <text:p text:style-name="Text_20_body"><text:span text:style-name="T147">Fawcett</text:span><text:span text:style-name="T148"> </text:span><text:span text:style-name="T149">&amp;</text:span><text:span text:style-name="T150"> </text:span><text:span text:style-name="T151">Higginson</text:span>. (2012). Heavy use of equations impedes communication among biologists. <text:span text:style-name="T152">Proceedings</text:span><text:span text:style-name="T153"> </text:span><text:span text:style-name="T154">of</text:span><text:span text:style-name="T155"> </text:span><text:span text:style-name="T156">the</text:span><text:span text:style-name="T157"> </text:span><text:span text:style-name="T158">National</text:span><text:span text:style-name="T159"> </text:span><text:span text:style-name="T160">Academy</text:span><text:span text:style-name="T161"> </text:span><text:span text:style-name="T162">of</text:span><text:span text:style-name="T163"> </text:span><text:span text:style-name="T164">Sciences</text:span><text:span text:style-name="T165">.</text:span> 109:11735–9. </text:p>
      <text:p text:style-name="Text_20_body"><text:span text:style-name="T166">Fegraus</text:span><text:span text:style-name="T167"> </text:span><text:span text:style-name="T168">et</text:span><text:span text:style-name="T169"> </text:span><text:span text:style-name="T170">al.</text:span> (2005). Maximizing the Value of Ecological Data with Structured Metadata: An Introduction to Ecological Metadata Language (EML) and Principles for Metadata Creation. <text:span text:style-name="T171">Bulletin</text:span><text:span text:style-name="T172"> </text:span><text:span text:style-name="T173">of</text:span><text:span text:style-name="T174"> </text:span><text:span text:style-name="T175">the</text:span><text:span text:style-name="T176"> </text:span><text:span text:style-name="T177">Ecological</text:span><text:span text:style-name="T178"> </text:span><text:span text:style-name="T179">Society</text:span><text:span text:style-name="T180"> </text:span><text:span text:style-name="T181">of</text:span><text:span text:style-name="T182"> </text:span><text:span text:style-name="T183">America</text:span><text:span text:style-name="T184">.</text:span> 86:158–68. </text:p>
      <text:p text:style-name="Text_20_body"><text:span text:style-name="T185">Franklin</text:span>. (2010a). Mapping species distributions: spatial inference and prediction. Cambridge University Press; </text:p>
      <text:p text:style-name="Text_20_body"><text:span text:style-name="T186">Franklin</text:span>. (2010b). Moving beyond static species distribution models in support of conservation biogeography. <text:span text:style-name="T187">Diversity</text:span><text:span text:style-name="T188"> </text:span><text:span text:style-name="T189">and</text:span><text:span text:style-name="T190"> </text:span><text:span text:style-name="T191">Distributions</text:span><text:span text:style-name="T192">.</text:span> 16:321–30. </text:p>
      <text:p text:style-name="Text_20_body"><text:span text:style-name="T193">Gil</text:span><text:span text:style-name="T194"> </text:span><text:span text:style-name="T195">et</text:span><text:span text:style-name="T196"> </text:span><text:span text:style-name="T197">al.</text:span> (2011). Examples of ecological data synthesis driven by rich metadata, and practical guidelines to use the Ecological Metadata Language specification to this end. <text:span text:style-name="T198">International</text:span><text:span text:style-name="T199"> </text:span><text:span text:style-name="T200">Journal</text:span><text:span text:style-name="T201"> </text:span><text:span text:style-name="T202">of</text:span><text:span text:style-name="T203"> </text:span><text:span text:style-name="T204">Metadata,</text:span><text:span text:style-name="T205"> </text:span><text:span text:style-name="T206">Semantics</text:span><text:span text:style-name="T207"> </text:span><text:span text:style-name="T208">and</text:span><text:span text:style-name="T209"> </text:span><text:span text:style-name="T210">Ontologies</text:span><text:span text:style-name="T211">.</text:span> 6:46. </text:p>
      <text:p text:style-name="Text_20_body"><text:span text:style-name="T212">Gyllenberg</text:span><text:span text:style-name="T213"> </text:span><text:span text:style-name="T214">et</text:span><text:span text:style-name="T215"> </text:span><text:span text:style-name="T216">al.</text:span> (2006). Limit cycles for competitor–competitor–mutualist Lotka–Volterra systems. <text:span text:style-name="T217">Physica</text:span><text:span text:style-name="T218"> </text:span><text:span text:style-name="T219">D:</text:span><text:span text:style-name="T220"> </text:span><text:span text:style-name="T221">Nonlinear</text:span><text:span text:style-name="T222"> </text:span><text:span text:style-name="T223">Phenomena</text:span><text:span text:style-name="T224">.</text:span> 221:135–45. </text:p>
      <text:p text:style-name="Text_20_body"><text:span text:style-name="T225">Hijmans</text:span>. (2012). Cross-validation of species distribution models: removing spatial sorting bias and calibration with a null model. <text:span text:style-name="T226">Ecology</text:span><text:span text:style-name="T227">.</text:span> 93:679–88. </text:p>
      <text:p text:style-name="Text_20_body"><text:span text:style-name="T228">Hoffman</text:span><text:span text:style-name="T229"> </text:span><text:span text:style-name="T230">et</text:span><text:span text:style-name="T231"> </text:span><text:span text:style-name="T232">al.</text:span> (2016). Development and Assessment of Modules to Integrate Quantitative Skills in Introductory Biology Courses. <text:span text:style-name="T233">Cell</text:span><text:span text:style-name="T234"> </text:span><text:span text:style-name="T235">Biology</text:span><text:span text:style-name="T236"> </text:span><text:span text:style-name="T237">Education</text:span><text:span text:style-name="T238">.</text:span> American Society for Cell Biology (ASCB); 15:ar14–4. </text:p>
      <text:p text:style-name="Text_20_body"><text:span text:style-name="T239">Legendre</text:span><text:span text:style-name="T240"> </text:span><text:span text:style-name="T241">&amp;</text:span><text:span text:style-name="T242"> </text:span><text:span text:style-name="T243">Legendre</text:span>. (1998). Numerical ecology. Oxford, UK: Elsevier; </text:p>
      <text:p text:style-name="Text_20_body"><text:span text:style-name="T244">Levin</text:span>. (2012). Towards the marriage of theory and data. <text:span text:style-name="T245">Interface</text:span><text:span text:style-name="T246"> </text:span><text:span text:style-name="T247">Focus</text:span><text:span text:style-name="T248">.</text:span> 2:141–3. </text:p>
      <text:p text:style-name="Text_20_body"><text:span text:style-name="T249">Lortie</text:span><text:span text:style-name="T250"> </text:span><text:span text:style-name="T251">et</text:span><text:span text:style-name="T252"> </text:span><text:span text:style-name="T253">al.</text:span> 2013 Jun. Practical interpretation of ecological meta-analyses [Internet]. PeerJ PrePrints; Report No.: e38v1. </text:p>
      <text:p text:style-name="Text_20_body"><text:span text:style-name="T254">Miller</text:span><text:span text:style-name="T255"> </text:span><text:span text:style-name="T256">&amp;</text:span><text:span text:style-name="T257"> </text:span><text:span text:style-name="T258">Holloway</text:span>. (2015). Incorporating movement in species distribution models. <text:span text:style-name="T259">Progress</text:span><text:span text:style-name="T260"> </text:span><text:span text:style-name="T261">in</text:span><text:span text:style-name="T262"> </text:span><text:span text:style-name="T263">Physical</text:span><text:span text:style-name="T264"> </text:span><text:span text:style-name="T265">Geography</text:span><text:span text:style-name="T266">.</text:span> 39:837–49. </text:p>
      <text:p text:style-name="Text_20_body"><text:span text:style-name="T267">Morris</text:span><text:span text:style-name="T268"> </text:span><text:span text:style-name="T269">&amp;</text:span><text:span text:style-name="T270"> </text:span><text:span text:style-name="T271">White</text:span>. (2013). The EcoData Retriever: Improving Access to Existing Ecological Data. <text:span text:style-name="T272">PLoS</text:span><text:span text:style-name="T273"> </text:span><text:span text:style-name="T274">ONE</text:span><text:span text:style-name="T275">.</text:span> 8:e65848. </text:p>
      <text:p text:style-name="Text_20_body"><text:span text:style-name="T276">Otto</text:span><text:span text:style-name="T277"> </text:span><text:span text:style-name="T278">&amp;</text:span><text:span text:style-name="T279"> </text:span><text:span text:style-name="T280">Day</text:span>. (2007). A biologist’s guide to mathematical modeling in ecology and evolution. Princeton University Press; </text:p>
      <text:p text:style-name="Text_20_body"><text:span text:style-name="T281">Papert</text:span>. (1996). An exploration in the space of mathematics educations. <text:span text:style-name="T282">International</text:span><text:span text:style-name="T283"> </text:span><text:span text:style-name="T284">Journal</text:span><text:span text:style-name="T285"> </text:span><text:span text:style-name="T286">of</text:span><text:span text:style-name="T287"> </text:span><text:span text:style-name="T288">Computers</text:span><text:span text:style-name="T289"> </text:span><text:span text:style-name="T290">for</text:span><text:span text:style-name="T291"> </text:span><text:span text:style-name="T292">Mathematical</text:span><text:span text:style-name="T293"> </text:span><text:span text:style-name="T294">Learning</text:span><text:span text:style-name="T295">.</text:span> 1. </text:p>
      <text:p text:style-name="Text_20_body"><text:span text:style-name="T296">Pascual</text:span>. (2005). Computational Ecology: From the Complex to the Simple and Back. <text:span text:style-name="T297">PLoS</text:span><text:span text:style-name="T298"> </text:span><text:span text:style-name="T299">Comp</text:span><text:span text:style-name="T300"> </text:span><text:span text:style-name="T301">Biol</text:span><text:span text:style-name="T302">.</text:span> 1:e18. </text:p>
      <text:p text:style-name="Text_20_body"><text:span text:style-name="T303">Pellissier</text:span><text:span text:style-name="T304"> </text:span><text:span text:style-name="T305">et</text:span><text:span text:style-name="T306"> </text:span><text:span text:style-name="T307">al.</text:span> (2013). Combining food web and species distribution models for improved community projections. <text:span text:style-name="T308">Ecol</text:span><text:span text:style-name="T309"> </text:span><text:span text:style-name="T310">Evol</text:span><text:span text:style-name="T311">.</text:span> 3:4572–83. </text:p>
      <text:p text:style-name="Text_20_body"><text:span text:style-name="T312">Petrovskii</text:span><text:span text:style-name="T313"> </text:span><text:span text:style-name="T314">&amp;</text:span><text:span text:style-name="T315"> </text:span><text:span text:style-name="T316">Petrovskaya</text:span>. (2012). Computational ecology as an emerging science. <text:span text:style-name="T317">Interface</text:span><text:span text:style-name="T318"> </text:span><text:span text:style-name="T319">Focus</text:span><text:span text:style-name="T320">.</text:span> 2:241–54. </text:p>
      <text:p text:style-name="Text_20_body"><text:span text:style-name="T321">Poisot</text:span><text:span text:style-name="T322"> </text:span><text:span text:style-name="T323">et</text:span><text:span text:style-name="T324"> </text:span><text:span text:style-name="T325">al.</text:span> (2015). Synthetic datasets and community tools for the rapid testing of ecological hypotheses. <text:span text:style-name="T326">Ecography</text:span><text:span text:style-name="T327">.</text:span> 39:402–8. </text:p>
      <text:p text:style-name="Text_20_body"><text:span text:style-name="T328">Raghavan</text:span><text:span text:style-name="T329"> </text:span><text:span text:style-name="T330">et</text:span><text:span text:style-name="T331"> </text:span><text:span text:style-name="T332">al.</text:span> (2016). Computational Agroecology. <text:span text:style-name="T333">Proceedings</text:span><text:span text:style-name="T334"> </text:span><text:span text:style-name="T335">of</text:span><text:span text:style-name="T336"> </text:span><text:span text:style-name="T337">the</text:span><text:span text:style-name="T338"> </text:span><text:span text:style-name="T339">2016</text:span><text:span text:style-name="T340"> </text:span><text:span text:style-name="T341">CHI</text:span><text:span text:style-name="T342"> </text:span><text:span text:style-name="T343">Conference</text:span><text:span text:style-name="T344"> </text:span><text:span text:style-name="T345">Extended</text:span><text:span text:style-name="T346"> </text:span><text:span text:style-name="T347">Abstracts</text:span><text:span text:style-name="T348"> </text:span><text:span text:style-name="T349">on</text:span><text:span text:style-name="T350"> </text:span><text:span text:style-name="T351">Human</text:span><text:span text:style-name="T352"> </text:span><text:span text:style-name="T353">Factors</text:span><text:span text:style-name="T354"> </text:span><text:span text:style-name="T355">in</text:span><text:span text:style-name="T356"> </text:span><text:span text:style-name="T357">Computing</text:span><text:span text:style-name="T358"> </text:span><text:span text:style-name="T359">Systems</text:span><text:span text:style-name="T360"> </text:span><text:span text:style-name="T361">-</text:span><text:span text:style-name="T362"> </text:span><text:span text:style-name="T363">CHI</text:span><text:span text:style-name="T364"> </text:span><text:span text:style-name="T365">EA</text:span><text:span text:style-name="T366"> </text:span><text:span text:style-name="T367">’16</text:span><text:span text:style-name="T368">.</text:span> Association for Computing Machinery (ACM); </text:p>
      <text:p text:style-name="Text_20_body"><text:span text:style-name="T369">Roche</text:span><text:span text:style-name="T370"> </text:span><text:span text:style-name="T371">et</text:span><text:span text:style-name="T372"> </text:span><text:span text:style-name="T373">al.</text:span> (2015). Public Data Archiving in Ecology and Evolution: How Well Are We Doing? <text:span text:style-name="T374">PLOS</text:span><text:span text:style-name="T375"> </text:span><text:span text:style-name="T376">Biology</text:span><text:span text:style-name="T377">.</text:span> Public Library of Science (PLoS); 13:e1002295. </text:p>
      <text:p text:style-name="Text_20_body"><text:span text:style-name="T378">Roche</text:span><text:span text:style-name="T379"> </text:span><text:span text:style-name="T380">et</text:span><text:span text:style-name="T381"> </text:span><text:span text:style-name="T382">al.</text:span> (2014). Troubleshooting Public Data Archiving: Suggestions to Increase Participation. <text:span text:style-name="T383">PLoS</text:span><text:span text:style-name="T384"> </text:span><text:span text:style-name="T385">Biol</text:span><text:span text:style-name="T386">.</text:span> 12:e1001779. </text:p>
      <text:p text:style-name="Text_20_body"><text:span text:style-name="T387">Rykiel</text:span>. (1996). Testing ecological models: the meaning of validation. <text:span text:style-name="T388">Ecological</text:span><text:span text:style-name="T389"> </text:span><text:span text:style-name="T390">Modelling</text:span><text:span text:style-name="T391">.</text:span> 90:229–44. </text:p>
      <text:p text:style-name="Text_20_body"><text:span text:style-name="T392">Sallan</text:span><text:span text:style-name="T393"> </text:span><text:span text:style-name="T394">et</text:span><text:span text:style-name="T395"> </text:span><text:span text:style-name="T396">al.</text:span> (2011). Persistent predator-prey dynamics revealed by mass extinction. <text:span text:style-name="T397">Proceedings</text:span><text:span text:style-name="T398"> </text:span><text:span text:style-name="T399">of</text:span><text:span text:style-name="T400"> </text:span><text:span text:style-name="T401">the</text:span><text:span text:style-name="T402"> </text:span><text:span text:style-name="T403">National</text:span><text:span text:style-name="T404"> </text:span><text:span text:style-name="T405">Academy</text:span><text:span text:style-name="T406"> </text:span><text:span text:style-name="T407">of</text:span><text:span text:style-name="T408"> </text:span><text:span text:style-name="T409">Sciences</text:span><text:span text:style-name="T410">.</text:span> 108:8335–8. </text:p>
      <text:p text:style-name="Text_20_body"><text:span text:style-name="T411">Soetaert</text:span><text:span text:style-name="T412"> </text:span><text:span text:style-name="T413">&amp;</text:span><text:span text:style-name="T414"> </text:span><text:span text:style-name="T415">Herman</text:span>. (2008). A Practical Guide to Ecological Modelling: Using R as a Simulation Platform. Springer Verlag; </text:p>
      <text:p text:style-name="Text_20_body"><text:span text:style-name="T416">Vines</text:span><text:span text:style-name="T417"> </text:span><text:span text:style-name="T418">et</text:span><text:span text:style-name="T419"> </text:span><text:span text:style-name="T420">al.</text:span> (2014). The Availability of Research Data Declines Rapidly with Article Age. <text:span text:style-name="T421">Current</text:span><text:span text:style-name="T422"> </text:span><text:span text:style-name="T423">Biology</text:span><text:span text:style-name="T424">.</text:span> 24:94–7. </text:p>
      <text:p text:style-name="Text_20_body"><text:span text:style-name="T425">Warton</text:span><text:span text:style-name="T426"> </text:span><text:span text:style-name="T427">et</text:span><text:span text:style-name="T428"> </text:span><text:span text:style-name="T429">al.</text:span> (2014). Model-based thinking for community ecology. <text:span text:style-name="T430">Plant</text:span><text:span text:style-name="T431"> </text:span><text:span text:style-name="T432">Ecol</text:span><text:span text:style-name="T433">.</text:span> 216:669–82. </text:p>
      <text:p text:style-name="Text_20_body"><text:span text:style-name="T434">White</text:span><text:span text:style-name="T435"> </text:span><text:span text:style-name="T436">et</text:span><text:span text:style-name="T437"> </text:span><text:span text:style-name="T438">al.</text:span> (2015). The next generation ofaction ecology: novel approaches towards global ecological research. <text:span text:style-name="T439">Ecosphere</text:span><text:span text:style-name="T440">.</text:span> 6:art134. </text:p>
      <text:p text:style-name="Text_20_body"><text:span text:style-name="T441">Wisz</text:span><text:span text:style-name="T442"> </text:span><text:span text:style-name="T443">et</text:span><text:span text:style-name="T444"> </text:span><text:span text:style-name="T445">al.</text:span> (2012). The role of biotic interactions in shaping distributions and realised assemblages of species: implications for species distribution modelling. <text:span text:style-name="T446">Biological</text:span><text:span text:style-name="T447"> </text:span><text:span text:style-name="T448">Reviews</text:span><text:span text:style-name="T449">.</text:span> 88:15–30. </text:p>
      <text:h text:style-name="Title">Figu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a-based, synthesis-driven: an agenda for computational ecology</dc:title>
  </office:meta>
</office:document-meta>
</file>

<file path=Formula-1/content.xml><?xml version="1.0" encoding="utf-8"?>
<math xmlns="http://www.w3.org/1998/Math/MathML" display="inline">
  <mrow>
    <mtext mathvariant="normal">P</mtext>
    <mo stretchy="false" form="prefix">(</mo>
    <mi>S</mi>
    <mo stretchy="false" form="prefix">|</mo>
    <mi>ϵ</mi>
    <mo stretchy="false" form="postfix">)</mo>
  </mrow>
</math>
</file>

<file path=Formula-2/content.xml><?xml version="1.0" encoding="utf-8"?>
<math xmlns="http://www.w3.org/1998/Math/MathML" display="inline">
  <mi>S</mi>
</math>
</file>

<file path=Formula-3/content.xml><?xml version="1.0" encoding="utf-8"?>
<math xmlns="http://www.w3.org/1998/Math/MathML" display="inline">
  <mi>ϵ</mi>
</math>
</file>

<file path=Formula-4/content.xml><?xml version="1.0" encoding="utf-8"?>
<math xmlns="http://www.w3.org/1998/Math/MathML" display="inline">
  <mrow>
    <mtext mathvariant="normal">P</mtext>
    <mo stretchy="false" form="prefix">(</mo>
    <mi>S</mi>
    <mo stretchy="false" form="prefix">|</mo>
    <mi>ϵ</mi>
    <mo stretchy="false" form="postfix">)</mo>
  </mrow>
</math>
</file>

<file path=Formula-5/content.xml><?xml version="1.0" encoding="utf-8"?>
<math xmlns="http://www.w3.org/1998/Math/MathML" display="inline">
  <mi>S</mi>
</math>
</file>

<file path=Formula-6/content.xml><?xml version="1.0" encoding="utf-8"?>
<math xmlns="http://www.w3.org/1998/Math/MathML" display="inline">
  <mi>ϵ</mi>
</math>
</file>

<file path=Formula-7/content.xml><?xml version="1.0" encoding="utf-8"?>
<math xmlns="http://www.w3.org/1998/Math/MathML" display="inline">
  <mo>⋆</mo>
</math>
</file>